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officeooo:rsid="0048fe6b" officeooo:paragraph-rsid="0048fe6b" style:font-size-asian="8pt" style:font-size-complex="8pt"/>
    </style:style>
    <style:style style:name="P19" style:family="paragraph" style:parent-style-name="Table_20_Contents">
      <style:text-properties style:font-name="Bahnschrift" fo:font-size="8pt" fo:language="en" fo:country="AU" officeooo:rsid="004ccc65" officeooo:paragraph-rsid="004ccc65" style:font-size-asian="8pt" style:font-size-complex="8pt"/>
    </style:style>
    <style:style style:name="P20" style:family="paragraph" style:parent-style-name="Table_20_Contents">
      <style:text-properties style:font-name="Bahnschrift" fo:font-size="8pt" fo:language="en" fo:country="AU" officeooo:rsid="00529915" officeooo:paragraph-rsid="00529915" style:font-size-asian="8pt" style:font-size-complex="8pt"/>
    </style:style>
    <style:style style:name="P21" style:family="paragraph" style:parent-style-name="Table_20_Contents">
      <style:text-properties style:font-name="Bahnschrift" fo:font-size="8pt" fo:language="en" fo:country="AU" officeooo:rsid="00539d05" officeooo:paragraph-rsid="00539d05" style:font-size-asian="8pt" style:font-size-complex="8pt"/>
    </style:style>
    <style:style style:name="P22" style:family="paragraph" style:parent-style-name="Table_20_Contents">
      <style:text-properties style:font-name="Bahnschrift" fo:font-size="8pt" fo:language="en" fo:country="AU" officeooo:paragraph-rsid="00539d05" style:font-size-asian="8pt" style:font-size-complex="8pt"/>
    </style:style>
    <style:style style:name="P23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24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5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26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P27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P28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29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30" style:family="paragraph" style:parent-style-name="Table_20_Contents">
      <style:text-properties style:font-name="Bahnschrift" fo:font-size="8pt" fo:language="en" fo:country="AU" officeooo:rsid="0053e790" officeooo:paragraph-rsid="0053e790" style:font-size-asian="8pt" style:font-size-complex="8pt"/>
    </style:style>
    <style:style style:name="P31" style:family="paragraph" style:parent-style-name="Table_20_Contents">
      <style:text-properties style:font-name="Bahnschrift" fo:font-size="8pt" fo:language="en" fo:country="AU" officeooo:paragraph-rsid="00558c69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  <style:style style:name="T35" style:family="text">
      <style:text-properties officeooo:rsid="0048fe6b"/>
    </style:style>
    <style:style style:name="T36" style:family="text">
      <style:text-properties officeooo:rsid="004bc088"/>
    </style:style>
    <style:style style:name="T37" style:family="text">
      <style:text-properties officeooo:rsid="004ccc65"/>
    </style:style>
    <style:style style:name="T38" style:family="text">
      <style:text-properties officeooo:rsid="004eb544"/>
    </style:style>
    <style:style style:name="T39" style:family="text">
      <style:text-properties officeooo:rsid="00521b16"/>
    </style:style>
    <style:style style:name="T40" style:family="text">
      <style:text-properties officeooo:rsid="00529915"/>
    </style:style>
    <style:style style:name="T41" style:family="text">
      <style:text-properties officeooo:rsid="0052eea4"/>
    </style:style>
    <style:style style:name="T42" style:family="text">
      <style:text-properties officeooo:rsid="00539d05"/>
    </style:style>
    <style:style style:name="T43" style:family="text">
      <style:text-properties officeooo:rsid="0053e7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53222797307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1532227962464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12" office:value-type="string">
            <text:p text:style-name="P23">- <text:span text:style-name="T12">Create Back button function</text:span></text:p>
            <text:p text:style-name="P23">- <text:span text:style-name="T12">Create Print function</text:span></text:p>
            <text:p text:style-name="P23">- <text:span text:style-name="T12">Add Step Ladder Content</text:span></text:p>
            <text:p text:style-name="P23">- <text:span text:style-name="T12">Add Stair Content</text:span></text:p>
            <text:p text:style-name="P28">- <text:span text:style-name="T17">Add Background Img</text:span></text:p>
            <text:p text:style-name="P26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34">Fix Menu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24">Bug<text:span text:style-name="T27">#1</text:span> </text:p>
            <text:p text:style-name="P24">- After calculate, click another tab won’t reset result field</text:p>
            <text:p text:style-name="P24"/>
            <text:p text:style-name="P25">Bug#2</text:p>
            <text:p text:style-name="P25">- Print not hiding tab content</text:p>
            <text:p text:style-name="P25"/>
            <text:p text:style-name="P27">Bug#3</text:p>
            <text:p text:style-name="P27">- BG image scale issue when window scales</text:p>
          </table:table-cell>
        </table:table-row>
        <table:table-row table:style-name="TableLine1532227974432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1532227976336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1532227963824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1532227965728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1532227976608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16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1532227965184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17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17">- <text:span text:style-name="T32">Fixed Bug#2</text:span></text:p>
            <text:p text:style-name="P17">- <text:span text:style-name="T33">Added Dwg</text:span></text:p>
            <text:p text:style-name="P6"/>
          </table:table-cell>
          <table:covered-table-cell/>
        </table:table-row>
        <table:table-row table:style-name="TableLine1532227964096">
          <table:table-cell table:style-name="Table1.A1" office:value-type="string">
            <text:p text:style-name="P18">2021122<text:span text:style-name="T37">0</text:span></text:p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>- <text:span text:style-name="T35">Added Background Img</text:span></text:p>
          </table:table-cell>
          <table:covered-table-cell/>
        </table:table-row>
        <table:table-row table:style-name="TableLine1532227976880">
          <table:table-cell table:style-name="Table1.A1" office:value-type="string">
            <text:p text:style-name="P19">20211221</text:p>
          </table:table-cell>
          <table:table-cell table:style-name="Table1.A1" office:value-type="string">
            <text:p text:style-name="P14">- <text:span text:style-name="T35">Fix Bug#3</text:span></text:p>
            <text:p text:style-name="P14">- <text:span text:style-name="T38">Add image courtesy</text:span></text:p>
          </table:table-cell>
          <table:table-cell table:style-name="Table1.A1" office:value-type="string">
            <text:p text:style-name="P6">- <text:span text:style-name="T36">Fixed Bug#3</text:span></text:p>
          </table:table-cell>
          <table:covered-table-cell/>
        </table:table-row>
        <table:table-row table:style-name="TableLine1532227962736">
          <table:table-cell table:style-name="Table1.A1" office:value-type="string">
            <text:p text:style-name="P20">20211222</text:p>
          </table:table-cell>
          <table:table-cell table:style-name="Table1.A1" office:value-type="string">
            <text:p text:style-name="P14">- <text:span text:style-name="T39">Fix courtesy link position</text:span></text:p>
          </table:table-cell>
          <table:table-cell table:style-name="Table1.A1" office:value-type="string">
            <text:p text:style-name="P6">- <text:span text:style-name="T40">Fixed courtesy link position</text:span></text:p>
          </table:table-cell>
          <table:covered-table-cell/>
        </table:table-row>
        <table:table-row table:style-name="TableLine1532227977152">
          <table:table-cell table:style-name="Table1.A1" office:value-type="string">
            <text:p text:style-name="P21">20211224</text:p>
          </table:table-cell>
          <table:table-cell table:style-name="Table1.A1" office:value-type="string">
            <text:p text:style-name="P14">- <text:span text:style-name="T41">Add Contact Menu</text:span></text:p>
            <text:p text:style-name="P14">- <text:span text:style-name="T41">Add Contact Link</text:span></text:p>
            <text:p text:style-name="P14">- <text:span text:style-name="T41">Add Contact Page</text:span></text:p>
          </table:table-cell>
          <table:table-cell table:style-name="Table1.A1" office:value-type="string">
            <text:p text:style-name="P6">- <text:span text:style-name="T42">Revised Navigation Tab Design</text:span></text:p>
            <text:p text:style-name="P6">- <text:span text:style-name="T42">Added Navigation Tab Slide Function</text:span></text:p>
          </table:table-cell>
          <table:covered-table-cell/>
        </table:table-row>
        <table:table-row table:style-name="TableLine1532227963008">
          <table:table-cell table:style-name="Table1.A1" office:value-type="string">
            <text:p text:style-name="P30">20211226</text:p>
          </table:table-cell>
          <table:table-cell table:style-name="Table1.A1" office:value-type="string">
            <text:p text:style-name="P22">- <text:span text:style-name="T42">Add Contact Modal</text:span></text:p>
            <text:p text:style-name="P22">- <text:span text:style-name="T42">Add About Modal</text:span></text:p>
            <text:p text:style-name="P22">- <text:span text:style-name="T42">Add Tab Close when mouse leave</text:span></text:p>
          </table:table-cell>
          <table:table-cell table:style-name="Table1.A1" office:value-type="string">
            <text:p text:style-name="P6">- <text:span text:style-name="T43">Added Close Nav Tab Function</text:span></text:p>
          </table:table-cell>
          <table:covered-table-cell/>
        </table:table-row>
        <table:table-row table:style-name="TableLine1532227963008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>- <text:span text:style-name="T42">Add Contact Modal</text:span></text:p>
            <text:p text:style-name="P31">- <text:span text:style-name="T42">Add About Modal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Standard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26T01:10:48.436000000</dc:date>
    <meta:editing-duration>P6DT12H31M2S</meta:editing-duration>
    <meta:editing-cycles>62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90" meta:word-count="356" meta:character-count="1901" meta:non-whitespace-character-count="1632"/>
  </office:meta>
</office:document-meta>
</file>